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fo:min-height="14.158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fo:min-height="10.672cm"/>
    </style:style>
    <style:style style:name="gr8" style:family="graphic" style:parent-style-name="standard">
      <style:graphic-properties draw:stroke="none" draw:fill="none" fo:min-height="1.061cm"/>
    </style:style>
    <style:style style:name="gr9" style:family="graphic" style:parent-style-name="standard">
      <style:graphic-properties draw:stroke="none" draw:fill="none" fo:min-height="2.042cm"/>
    </style:style>
    <style:style style:name="gr10" style:family="graphic" style:parent-style-name="standard">
      <style:graphic-properties draw:stroke="none" draw:fill="none" fo:min-height="4.949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9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/>
    </style:style>
    <style:style style:name="P16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6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7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3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4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5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6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7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20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1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0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If I were to pick a language to use today other than Java, it would be Scala.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5" draw:layer="layout" svg:width="28cm" svg:height="13.868cm" svg:x="0cm" svg:y="3.81cm">
          <draw:text-box>
            <text:p text:style-name="P2"><text:span text:style-name="T3">Scala, it must be stated, is the current heir apparent to the Java throne. No other language on the JVM seems as capable of being a "replacement for Java" as Scala, and the momentum behind Scala is now unquestionable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4" draw:text-style-name="P8" draw:layer="layout" svg:width="22.827cm" svg:height="16.007cm" svg:x="4.478cm" svg:y="-0.368cm">
          <draw:text-box>
            <text:p text:style-name="P7"><text:span text:style-name="T5"/></text:p>
            <text:p text:style-name="P7"><text:span text:style-name="T6">public</text:span><text:span text:style-name="T5"> </text:span><text:span text:style-name="T6">class</text:span><text:span text:style-name="T5"> Person { </text:span></text:p>
            <text:p text:style-name="P7"><text:span text:style-name="T6"><text:s text:c="2"/></text:span><text:span text:style-name="T6">private</text:span><text:span text:style-name="T5"> </text:span><text:span text:style-name="T6">int</text:span><text:span text:style-name="T5"> </text:span><text:span text:style-name="T7">age</text:span><text:span text:style-name="T5">;</text:span></text:p>
            <text:p text:style-name="P7"><text:span text:style-name="T5"><text:s text:c="2"/></text:span><text:span text:style-name="T6">private</text:span><text:span text:style-name="T5"> String </text:span><text:span text:style-name="T7">name</text:span><text:span text:style-name="T5">;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Person(</text:span><text:span text:style-name="T6">int</text:span><text:span text:style-name="T5"> age, String name) {</text:span></text:p>
            <text:p text:style-name="P7"><text:span text:style-name="T5"><text:s text:c="4"/></text:span><text:span text:style-name="T6">this</text:span><text:span text:style-name="T5">.</text:span><text:span text:style-name="T7">age</text:span><text:span text:style-name="T5"> = age;</text:span></text:p>
            <text:p text:style-name="P7"><text:span text:style-name="T5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int</text:span><text:span text:style-name="T5"> getAg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ag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Age(</text:span><text:span text:style-name="T6">int</text:span><text:span text:style-name="T5"> age) { </text:span></text:p>
            <text:p text:style-name="P7"><text:span text:style-name="T6"><text:s text:c="4"/></text:span><text:span text:style-name="T6">this</text:span><text:span text:style-name="T5">.</text:span><text:span text:style-name="T7">age</text:span><text:span text:style-name="T5"> = age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String getNam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nam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Name(String name) { </text:span></text:p>
            <text:p text:style-name="P7"><text:span text:style-name="T6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>}</text:span></text:p>
          </draw:text-box>
        </draw:frame>
        <draw:frame draw:style-name="gr5" draw:text-style-name="P10" draw:layer="layout" svg:width="25.398cm" svg:height="1.213cm" svg:x="0.67cm" svg:y="17.61cm">
          <draw:text-box>
            <text:p text:style-name="P9"><text:span text:style-name="T8">class</text:span><text:span text:style-name="T9"> </text:span><text:span text:style-name="T10">Person</text:span><text:span text:style-name="T9">(</text:span><text:span text:style-name="T8">var</text:span><text:span text:style-name="T9"> </text:span><text:span text:style-name="T11">age</text:span><text:span text:style-name="T9">: </text:span><text:span text:style-name="T10">Int</text:span><text:span text:style-name="T9">,</text:span><text:span text:style-name="T12"> </text:span><text:span text:style-name="T8">var</text:span><text:span text:style-name="T9"> </text:span><text:span text:style-name="T11">name</text:span><text:span text:style-name="T9">: </text:span><text:span text:style-name="T10">String</text:span><text:span text:style-name="T9">)</text:span></text:p>
          </draw:text-box>
        </draw:frame>
        <draw:custom-shape draw:style-name="gr6" draw:text-style-name="P11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7" draw:text-style-name="P12" draw:layer="layout" svg:width="28.022cm" svg:height="10.922cm" svg:x="0.778cm" svg:y="0.48cm">
          <draw:text-box>
            <text:p text:style-name="P7"><text:span text:style-name="T13"/></text:p>
            <text:p text:style-name="P7"><text:span text:style-name="T13">List&lt;Person&gt; persons = </text:span><text:span text:style-name="T14">... </text:span></text:p>
            <text:p text:style-name="P7"><text:span text:style-name="T13">List&lt;Person&gt; adults = </text:span><text:span text:style-name="T14">new</text:span><text:span text:style-name="T13"> LinkedList&lt;Person&gt;(); List&lt;Person&gt; kids = </text:span><text:span text:style-name="T14">new</text:span><text:span text:style-name="T13"> LinkedList&lt;Person&gt;();</text:span></text:p>
            <text:p text:style-name="P7"><text:span text:style-name="T14">for</text:span><text:span text:style-name="T13"> (Person person : persons) {</text:span></text:p>
            <text:p text:style-name="P7"><text:span text:style-name="T13"><text:s text:c="2"/></text:span><text:span text:style-name="T14">if</text:span><text:span text:style-name="T13"> (person.getAge() &lt; 18) {</text:span></text:p>
            <text:p text:style-name="P7"><text:span text:style-name="T13"><text:s text:c="4"/></text:span><text:span text:style-name="T13">kids.add(person);</text:span></text:p>
            <text:p text:style-name="P7"><text:span text:style-name="T13"><text:s text:c="2"/></text:span><text:span text:style-name="T13">} </text:span><text:span text:style-name="T14">else</text:span><text:span text:style-name="T13"> {</text:span></text:p>
            <text:p text:style-name="P7"><text:span text:style-name="T13"><text:s text:c="4"/></text:span><text:span text:style-name="T13">adults.add(person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</draw:text-box>
        </draw:frame>
        <draw:frame draw:style-name="gr8" draw:text-style-name="P13" draw:layer="layout" svg:width="25.91cm" svg:height="1.311cm" svg:x="0.635cm" svg:y="16.469cm">
          <draw:text-box>
            <text:p text:style-name="P2"><text:span text:style-name="T15">val</text:span><text:span text:style-name="T16"> (</text:span><text:span text:style-name="T17">kids</text:span><text:span text:style-name="T16">, </text:span><text:span text:style-name="T17">adults</text:span><text:span text:style-name="T18">) = persons.partition(_.age &lt; 18)</text:span></text:p>
          </draw:text-box>
        </draw:frame>
        <draw:custom-shape draw:style-name="gr6" draw:text-style-name="P11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9" draw:text-style-name="P16" draw:layer="layout" svg:width="21.22cm" svg:height="2.597cm" svg:x="2.91cm" svg:y="4.178cm">
          <draw:text-box>
            <text:p text:style-name="P14"><text:span text:style-name="T19">String s = "!em esreveR";</text:span></text:p>
            <text:p text:style-name="P15"><text:span text:style-name="T19">System.out.println(s.reverse());</text:span></text:p>
          </draw:text-box>
        </draw:frame>
        <draw:frame draw:style-name="gr10" draw:text-style-name="P16" draw:layer="layout" svg:width="24.446cm" svg:height="5.199cm" svg:x="2.859cm" svg:y="11.43cm">
          <draw:text-box>
            <text:p text:style-name="P14"><text:span text:style-name="T19">val s: java.lang.String = "!em esreveR"</text:span></text:p>
            <text:p text:style-name="P14"><text:span text:style-name="T19">println(s.reverse)</text:span></text:p>
            <text:p text:style-name="P14"><text:span text:style-name="T19"/></text:p>
            <text:p text:style-name="P15"><text:span text:style-name="T19">=&gt; Reverse me!</text:span></text:p>
          </draw:text-box>
        </draw:frame>
        <draw:custom-shape draw:style-name="gr11" draw:text-style-name="P11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12" draw:text-style-name="P17" draw:layer="layout" svg:width="27.305cm" svg:height="3.162cm" svg:x="0.635cm" svg:y="16.095cm">
          <draw:text-box>
            <text:p text:style-name="P7"><text:span text:style-name="T20">using</text:span><text:span text:style-name="T21">(</text:span><text:span text:style-name="T22">new</text:span><text:span text:style-name="T21"> </text:span><text:span text:style-name="T23">BufferedReader</text:span><text:span text:style-name="T21">(</text:span><text:span text:style-name="T22">new</text:span><text:span text:style-name="T21"> </text:span><text:span text:style-name="T23">FileReader</text:span><text:span text:style-name="T21">(</text:span><text:span text:style-name="T24">"f.txt"</text:span><text:span text:style-name="T21">))) {</text:span></text:p>
            <text:p text:style-name="P7"><text:span text:style-name="T21"><text:s text:c="4"/></text:span><text:span text:style-name="T25">reader</text:span><text:span text:style-name="T21"> =&gt; </text:span><text:span text:style-name="T20">println</text:span><text:span text:style-name="T21">(</text:span><text:span text:style-name="T25">reader</text:span><text:span text:style-name="T21">.</text:span><text:span text:style-name="T20">readLine()</text:span><text:span text:style-name="T21">)</text:span></text:p>
            <text:p text:style-name="P7"><text:span text:style-name="T21">}</text:span></text:p>
          </draw:text-box>
        </draw:frame>
        <draw:frame draw:style-name="gr13" draw:text-style-name="P18" draw:layer="layout" svg:width="27.365cm" svg:height="11.648cm" svg:x="0.635cm" svg:y="0.944cm">
          <draw:text-box>
            <text:p text:style-name="P15"><text:span text:style-name="T26">BufferedReader reader = </text:span><text:span text:style-name="T27">null</text:span><text:span text:style-name="T26">;</text:span></text:p>
            <text:p text:style-name="P15"><text:span text:style-name="T27">try</text:span><text:span text:style-name="T26"> {</text:span></text:p>
            <text:p text:style-name="P15"><text:span text:style-name="T26"><text:s text:c="2"/></text:span><text:span text:style-name="T26">reader = </text:span><text:span text:style-name="T27">new</text:span><text:span text:style-name="T26"> BufferedReader(</text:span><text:span text:style-name="T27">new</text:span><text:span text:style-name="T26"> FileReader(</text:span><text:span text:style-name="T28">"f.txt"</text:span><text:span text:style-name="T26">));</text:span></text:p>
            <text:p text:style-name="P15"><text:span text:style-name="T26"><text:s text:c="2"/></text:span><text:span text:style-name="T26">System.</text:span><text:span text:style-name="T29">out</text:span><text:span text:style-name="T26">.println(reader.readLine());</text:span></text:p>
            <text:p text:style-name="P15"><text:span text:style-name="T26">} </text:span><text:span text:style-name="T27">finally</text:span><text:span text:style-name="T26"> {</text:span></text:p>
            <text:p text:style-name="P15"><text:span text:style-name="T27"><text:s text:c="2"/></text:span><text:span text:style-name="T27">if</text:span><text:span text:style-name="T26"> (reader != </text:span><text:span text:style-name="T27">null</text:span><text:span text:style-name="T26">) {</text:span></text:p>
            <text:p text:style-name="P15"><text:span text:style-name="T27"><text:s text:c="4"/></text:span><text:span text:style-name="T27">try</text:span><text:span text:style-name="T26"> {</text:span></text:p>
            <text:p text:style-name="P15"><text:span text:style-name="T26"><text:s text:c="6"/></text:span><text:span text:style-name="T26">reader.close();</text:span></text:p>
            <text:p text:style-name="P15"><text:span text:style-name="T26"><text:s text:c="4"/></text:span><text:span text:style-name="T26">} </text:span><text:span text:style-name="T27">catch</text:span><text:span text:style-name="T26"> (IOException e) {</text:span></text:p>
            <text:p text:style-name="P15"><text:span text:style-name="T30"><text:s text:c="6"/></text:span><text:span text:style-name="T30">// Exception on close, ignore</text:span></text:p>
            <text:p text:style-name="P15"><text:span text:style-name="T26"><text:s text:c="4"/></text:span><text:span text:style-name="T26">}</text:span></text:p>
            <text:p text:style-name="P15"><text:span text:style-name="T26"><text:s text:c="2"/></text:span><text:span text:style-name="T26">}</text:span></text:p>
            <text:p text:style-name="P15"><text:span text:style-name="T26">}</text:span></text:p>
          </draw:text-box>
        </draw:frame>
        <draw:custom-shape draw:style-name="gr11" draw:text-style-name="P11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1" draw:text-style-name="P21" draw:layer="layout" svg:width="20.249cm" svg:height="17.685cm" svg:x="6.35cm" svg:y="0.962cm" presentation:class="subtitle" presentation:user-transformed="true">
          <draw:text-box>
            <text:p text:style-name="P19"><text:span text:style-name="T31">val</text:span><text:span text:style-name="T26"> </text:span><text:span text:style-name="T32">myList</text:span><text:span text:style-name="T26"> = </text:span><text:span text:style-name="T33">List</text:span><text:span text:style-name="T26">(1, 2, 3)</text:span></text:p>
            <text:p text:style-name="P19"><text:span text:style-name="T26">val res = (10</text:span><text:span text:style-name="T34">/:</text:span><text:span text:style-name="T32">myList</text:span><text:span text:style-name="T26">)(_</text:span><text:span text:style-name="T34">+</text:span><text:span text:style-name="T26">_)</text:span></text:p>
            <text:p text:style-name="P20"><text:span text:style-name="T35"/></text:p>
            <text:p text:style-name="P20"><text:span text:style-name="T35">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 and functional</text:p>
              </text:list-item>
              <text:list-item>
                <text:p>Statically typed</text:p>
              </text:list-item>
              <text:list-item>
                <text:p>Java compatible</text:p>
                <text:list>
                  <text:list-item>
                    <text:p>Complies to Java bytecode (and CLR)</text:p>
                  </text:list-item>
                  <text:list-item>
                    <text:p>Existing libraries/frameworks</text:p>
                  </text:list-item>
                </text:list>
              </text:list-item>
              <text:list-item>
                <text:p>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sche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syntax</text:p>
              </text:list-item>
              <text:list-item>
                <text:p>REPL, IDEs and setup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</text:list-item>
              <text:list-item>
                <text:p>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9-20T11:02:00</meta:creation-date>
    <meta:editing-duration>PT03H29M52S</meta:editing-duration>
    <meta:editing-cycles>35</meta:editing-cycles>
    <meta:generator>OpenOffice.org/3.1$Win32 OpenOffice.org_project/310m19$Build-9420</meta:generator>
    <meta:initial-creator>Alf Kristian Støyle</meta:initial-creator>
    <dc:date>2010-03-22T11:10:27.29</dc:date>
    <dc:creator>Kevin Esler</dc:creator>
    <meta:document-statistic meta:object-count="65"/>
  </office:meta>
</office:document-meta>
</file>